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fo:font-style="normal" officeooo:rsid="000daaba" officeooo:paragraph-rsid="000daaba" style:font-style-asian="normal" style:font-style-complex="normal"/>
    </style:style>
    <style:style style:name="P5" style:family="paragraph" style:parent-style-name="Text_20_body">
      <style:paragraph-properties fo:margin-top="0in" fo:margin-bottom="0in" loext:contextual-spacing="false"/>
      <style:text-properties officeooo:paragraph-rsid="001874a7"/>
    </style:style>
    <style:style style:name="P6" style:family="paragraph" style:parent-style-name="Standard">
      <style:text-properties officeooo:rsid="0023f365" officeooo:paragraph-rsid="0000b2c1"/>
    </style:style>
    <style:style style:name="P7" style:family="paragraph" style:parent-style-name="Standard" style:list-style-name="L5">
      <style:text-properties officeooo:rsid="0023f365" officeooo:paragraph-rsid="0000b2c1"/>
    </style:style>
    <style:style style:name="P8" style:family="paragraph" style:parent-style-name="Standard" style:list-style-name="L6">
      <style:text-properties officeooo:rsid="0023f365" officeooo:paragraph-rsid="0000b2c1"/>
    </style:style>
    <style:style style:name="P9" style:family="paragraph" style:parent-style-name="Standard" style:list-style-name="L6">
      <style:text-properties officeooo:rsid="0023f365" officeooo:paragraph-rsid="002a1864"/>
    </style:style>
    <style:style style:name="P10" style:family="paragraph" style:parent-style-name="Standard">
      <style:text-properties officeooo:rsid="0023f365" officeooo:paragraph-rsid="002a1864"/>
    </style:style>
    <style:style style:name="P11" style:family="paragraph" style:parent-style-name="Standard" style:list-style-name="L7">
      <style:text-properties officeooo:rsid="002a1864" officeooo:paragraph-rsid="002a1864"/>
    </style:style>
    <style:style style:name="P12" style:family="paragraph" style:parent-style-name="Standard">
      <style:text-properties officeooo:rsid="002a1864" officeooo:paragraph-rsid="002a1864"/>
    </style:style>
    <style:style style:name="P13" style:family="paragraph" style:parent-style-name="Standard" style:list-style-name="L8">
      <style:text-properties officeooo:rsid="002b7b8f" officeooo:paragraph-rsid="002b7b8f"/>
    </style:style>
    <style:style style:name="P14" style:family="paragraph" style:parent-style-name="Standard" style:list-style-name="L8">
      <style:text-properties officeooo:rsid="002b7b8f" officeooo:paragraph-rsid="002cad69"/>
    </style:style>
    <style:style style:name="P15" style:family="paragraph" style:parent-style-name="Standard" style:list-style-name="L8">
      <style:text-properties officeooo:paragraph-rsid="002b7b8f"/>
    </style:style>
    <style:style style:name="P16" style:family="paragraph" style:parent-style-name="Standard" style:list-style-name="L8">
      <style:text-properties officeooo:paragraph-rsid="002cad69"/>
    </style:style>
    <style:style style:name="P17" style:family="paragraph" style:parent-style-name="Standard" style:list-style-name="L8">
      <style:text-properties officeooo:rsid="002cad69" officeooo:paragraph-rsid="002cad69"/>
    </style:style>
    <style:style style:name="P18" style:family="paragraph" style:parent-style-name="Standard" style:list-style-name="L8">
      <style:text-properties officeooo:rsid="002cad69" officeooo:paragraph-rsid="002d2942"/>
    </style:style>
    <style:style style:name="P19" style:family="paragraph" style:parent-style-name="Standard" style:list-style-name="L8">
      <style:text-properties fo:font-weight="normal" officeooo:rsid="002b7b8f" officeooo:paragraph-rsid="002cad69" style:font-weight-asian="normal" style:font-weight-complex="normal"/>
    </style:style>
    <style:style style:name="P20" style:family="paragraph" style:parent-style-name="Standard" style:list-style-name="L8">
      <style:text-properties officeooo:rsid="002d2942" officeooo:paragraph-rsid="002d2942"/>
    </style:style>
    <style:style style:name="P21" style:family="paragraph" style:parent-style-name="Standard">
      <style:text-properties officeooo:rsid="002d2942" officeooo:paragraph-rsid="002d2942"/>
    </style:style>
    <style:style style:name="P22" style:family="paragraph" style:parent-style-name="Standard" style:list-style-name="L9">
      <style:text-properties officeooo:rsid="002d2942" officeooo:paragraph-rsid="002d2942"/>
    </style:style>
    <style:style style:name="P23" style:family="paragraph" style:parent-style-name="Standard" style:list-style-name="L10">
      <style:text-properties officeooo:rsid="002d2942" officeooo:paragraph-rsid="002d2942"/>
    </style:style>
    <style:style style:name="P24" style:family="paragraph" style:parent-style-name="Standard" style:list-style-name="L10">
      <style:text-properties officeooo:rsid="002d621b" officeooo:paragraph-rsid="002d621b"/>
    </style:style>
    <style:style style:name="P25" style:family="paragraph" style:parent-style-name="Standard">
      <style:text-properties officeooo:rsid="002d621b" officeooo:paragraph-rsid="002d621b"/>
    </style:style>
    <style:style style:name="P26" style:family="paragraph" style:parent-style-name="Standard" style:list-style-name="L11">
      <style:text-properties officeooo:rsid="002d621b" officeooo:paragraph-rsid="002d621b"/>
    </style:style>
    <style:style style:name="P27" style:family="paragraph" style:parent-style-name="Text_20_body" style:list-style-name="L1">
      <style:paragraph-properties fo:margin-top="0in" fo:margin-bottom="0in" loext:contextual-spacing="false"/>
      <style:text-properties officeooo:paragraph-rsid="0028e73a"/>
    </style:style>
    <style:style style:name="T1" style:family="text">
      <style:text-properties officeooo:rsid="000daaba"/>
    </style:style>
    <style:style style:name="T2" style:family="text">
      <style:text-properties fo:font-style="normal" officeooo:rsid="000daaba" style:font-style-asian="normal" style:font-style-complex="normal"/>
    </style:style>
    <style:style style:name="T3" style:family="text">
      <style:text-properties fo:font-style="normal" officeooo:rsid="0028e73a" style:font-style-asian="normal" style:font-style-complex="normal"/>
    </style:style>
    <style:style style:name="T4" style:family="text">
      <style:text-properties fo:font-size="12pt" fo:font-style="normal" fo:font-weight="normal" officeooo:rsid="000daaba"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28e73a" style:font-size-asian="12pt" style:font-style-asian="normal" style:font-weight-asian="normal" style:font-size-complex="12pt" style:font-style-complex="normal" style:font-weight-complex="normal"/>
    </style:style>
    <style:style style:name="T6" style:family="text">
      <style:text-properties officeooo:rsid="0028e73a"/>
    </style:style>
    <style:style style:name="T7" style:family="text">
      <style:text-properties officeooo:rsid="002a1864"/>
    </style:style>
    <style:style style:name="T8" style:family="text">
      <style:text-properties officeooo:rsid="002b7b8f"/>
    </style:style>
    <style:style style:name="T9" style:family="text">
      <style:text-properties fo:font-weight="normal" style:font-weight-asian="normal" style:font-weight-complex="normal"/>
    </style:style>
    <style:style style:name="T10" style:family="text">
      <style:text-properties fo:font-weight="normal" officeooo:rsid="002cad69" style:font-weight-asian="normal" style:font-weight-complex="normal"/>
    </style:style>
    <style:style style:name="T11" style:family="text">
      <style:text-properties fo:font-weight="normal" officeooo:rsid="002d294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Module </text:span><text:span text:style-name="T3">Four</text:span><text:span text:style-name="T4">: </text:span><text:span text:style-name="Strong_20_Emphasis"><text:span text:style-name="T5">Internal Loss Data</text:span></text:span></text:p>
      <text:p text:style-name="P3"><text:span text:style-name="Emphasis"><text:span text:style-name="T4">Operational </text:span></text:span><text:span text:style-name="Emphasis"><text:span text:style-name="T2">Risk Management: A Complete Guide to a Successful Operational Risk Framework</text:span></text:span></text:p>
      <text:p text:style-name="P4">Chapter <text:span text:style-name="T6">7</text:span></text:p>
      <text:p text:style-name="P2">10/<text:span text:style-name="T6">31</text:span></text:p>
      <text:p text:style-name="P1"/>
      <text:p text:style-name="P1">Learning Object<text:span text:style-name="T1">i</text:span>ves</text:p>
      <text:list xml:id="list2147082351" text:style-name="L1">
        <text:list-item>
          <text:p text:style-name="P27">Describe sources and standards for internal loss data</text:p>
        </text:list-item>
        <text:list-item>
          <text:p text:style-name="P27">Evaluate the use of visualization practices with internal and external loss data</text:p>
        </text:list-item>
        <text:list-item>
          <text:p text:style-name="P27">Identify the strengths and weaknesses of each source of loss data for use in visualization</text:p>
        </text:list-item>
      </text:list>
      <text:p text:style-name="P5"/>
      <text:p text:style-name="P6">Internal Loss Data or Internal Operational Risk Events</text:p>
      <text:list xml:id="list2592424676" text:style-name="L5">
        <text:list-item>
          <text:p text:style-name="P7">collecting and analyzing operational risk events, or loss data, provides a valuable insight into the current operational risk exposure of the firm</text:p>
        </text:list-item>
        <text:list-item>
          <text:p text:style-name="P7">programs are <text:span text:style-name="T6">often </text:span>started as a result of a realization that you cannot manage what you cannot measure</text:p>
        </text:list-item>
        <text:list-item>
          <text:p text:style-name="P7">it is important to consider many aspects of the program, including who, what, where, when, why, <text:span text:style-name="T6">and how</text:span></text:p>
        </text:list-item>
      </text:list>
      <text:p text:style-name="P6"/>
      <text:p text:style-name="P6">Why Collect Operational Risk Event Data?</text:p>
      <text:list xml:id="list2673580672" text:style-name="L6">
        <text:list-item>
          <text:p text:style-name="P8">design of a loss event database will be driven by the purpose of the program</text:p>
        </text:list-item>
        <text:list-item>
          <text:p text:style-name="P8">most firms have more than one <text:span text:style-name="T6">purpose</text:span> in mind</text:p>
          <text:list>
            <text:list-item>
              <text:p text:style-name="P8">They are collecting data for capital modeling purposes</text:p>
            </text:list-item>
            <text:list-item>
              <text:p text:style-name="P8">They wish to use events to help identify control weaknesses</text:p>
            </text:list-item>
            <text:list-item>
              <text:p text:style-name="P8">They wish to kick off risk mitigation activities when events occur</text:p>
            </text:list-item>
            <text:list-item>
              <text:p text:style-name="P8">They wish to evaluate risk events and outcomes</text:p>
            </text:list-item>
            <text:list-item>
              <text:p text:style-name="P8">They wish to use events to help them to understand their current operational risk exposure and any areas of excessive risk</text:p>
            </text:list-item>
            <text:list-item>
              <text:p text:style-name="P8">They wish to use event collection as a way to embed the operational risk discipline</text:p>
            </text:list-item>
          </text:list>
        </text:list-item>
        <text:list-item>
          <text:p text:style-name="P9">expect the initial quality of the database to be somewhat disappointing</text:p>
        </text:list-item>
        <text:list-item>
          <text:p text:style-name="P9"><text:span text:style-name="T7">i</text:span>t takes some time</text:p>
          <text:list>
            <text:list-item>
              <text:p text:style-name="P9"><text:span text:style-name="T7">for</text:span> culture change to take effect</text:p>
            </text:list-item>
            <text:list-item>
              <text:p text:style-name="P9">for a significant number of operational risk events to be captured as intended</text:p>
            </text:list-item>
          </text:list>
        </text:list-item>
      </text:list>
      <text:p text:style-name="P10"/>
      <text:p text:style-name="P10">Who Should Collect the Loss Data?</text:p>
      <text:list xml:id="list1889210167" text:style-name="L7">
        <text:list-item>
          <text:p text:style-name="P11">A firm might designate a particular representative in each department to ensure that all events are collected for their department</text:p>
          <text:list>
            <text:list-item>
              <text:p text:style-name="P11">operational risk coordinator, specialist, or manager</text:p>
              <text:list>
                <text:list-item>
                  <text:p text:style-name="P11">empowers them to seek out and report events that might otherwise languish unreported</text:p>
                </text:list-item>
                <text:list-item>
                  <text:p text:style-name="P11">ensures that someone owns the data reporting responsibility</text:p>
                </text:list-item>
              </text:list>
            </text:list-item>
          </text:list>
        </text:list-item>
        <text:list-item>
          <text:p text:style-name="P11">some departments will be in a position to identify events that did not occur in their area, but which are captured by their controls</text:p>
        </text:list-item>
        <text:list-item>
          <text:p text:style-name="P11">can be helpful to adopt an “if you see it, you must ensure someone reports it” policy</text:p>
          <text:list>
            <text:list-item>
              <text:p text:style-name="P11">helps to ensure that an event does not remain unreported when several people are aware of it, but they all believe it is someone else's responsibility to report it</text:p>
            </text:list-item>
          </text:list>
        </text:list-item>
        <text:list-item>
          <text:p text:style-name="P11">reporting of events should be associated with effective operational risk management</text:p>
        </text:list-item>
        <text:list-item>
          <text:p text:style-name="P11">open access database</text:p>
          <text:list>
            <text:list-item>
              <text:p text:style-name="P11">allows all employees at a firm to enter an event</text:p>
            </text:list-item>
            <text:list-item>
              <text:p text:style-name="P11"><text:soft-page-break/>may be prudent to allow only very minimal data to be entered, with more being gathered by someone who has been trained in loss data collection</text:p>
            </text:list-item>
          </text:list>
        </text:list-item>
      </text:list>
      <text:p text:style-name="P12"/>
      <text:p text:style-name="P12">What Should Be Collected in the Loss Data Program?</text:p>
      <text:list xml:id="list1927830001" text:style-name="L8">
        <text:list-item>
          <text:p text:style-name="P13">any event that meets a firm's definition of operational risk should be captured in the loss event data database, subject to any conditions that are outlined in the loss data or operational risk event policy</text:p>
        </text:list-item>
        <text:list-item>
          <text:p text:style-name="P13">every event should be mapped to the risk event categories being used at the firm</text:p>
        </text:list-item>
        <text:list-item>
          <text:p text:style-name="P13">categories should be clearly outlined in the policies, procedures, standards, or guidelines that have been published, possibly adopted or adapted from Basel II</text:p>
        </text:list-item>
        <text:list-item>
          <text:p text:style-name="P13">as long as similar events are always categorized in the same way, then operational risk management can be effective</text:p>
        </text:list-item>
        <text:list-item>
          <text:p text:style-name="P13">Basel II Risk Event Categories</text:p>
          <text:list>
            <text:list-item>
              <text:p text:style-name="P13">Internal Fraud</text:p>
              <text:list>
                <text:list-item>
                  <text:p text:style-name="P13">intentional wrongful behavior by an employee of the firm</text:p>
                </text:list-item>
                <text:list-item>
                  <text:p text:style-name="P13">subcategories</text:p>
                  <text:list>
                    <text:list-item>
                      <text:p text:style-name="P13">Unauthorized Activity</text:p>
                    </text:list-item>
                    <text:list-item>
                      <text:p text:style-name="P13">Theft and Fraud</text:p>
                    </text:list-item>
                  </text:list>
                </text:list-item>
              </text:list>
            </text:list-item>
            <text:list-item>
              <text:p text:style-name="P13">External Fraud</text:p>
              <text:list>
                <text:list-item>
                  <text:p text:style-name="P13">fraud, with no collusion or participation from an internal employee</text:p>
                </text:list-item>
                <text:list-item>
                  <text:p text:style-name="P13">subcategories</text:p>
                  <text:list>
                    <text:list-item>
                      <text:p text:style-name="P13">Theft and Fraud</text:p>
                    </text:list-item>
                    <text:list-item>
                      <text:p text:style-name="P13">Systems Security</text:p>
                    </text:list-item>
                  </text:list>
                </text:list-item>
              </text:list>
            </text:list-item>
            <text:list-item>
              <text:p text:style-name="P13">Employment Practices and Workplace Safety</text:p>
              <text:list>
                <text:list-item>
                  <text:p text:style-name="P13">harm suffered by employees, either due to workplace accident or due to mistreatment by the firm</text:p>
                </text:list-item>
                <text:list-item>
                  <text:p text:style-name="P13">some firms have a policy that allows only the human resources department to enter events in this category</text:p>
                </text:list-item>
                <text:list-item>
                  <text:p text:style-name="P13">subcategories</text:p>
                  <text:list>
                    <text:list-item>
                      <text:p text:style-name="P13">Employee Relations</text:p>
                    </text:list-item>
                    <text:list-item>
                      <text:p text:style-name="P13">Safe Environment</text:p>
                    </text:list-item>
                    <text:list-item>
                      <text:p text:style-name="P13">Diversity and Discrimination</text:p>
                    </text:list-item>
                  </text:list>
                </text:list-item>
                <text:list-item>
                  <text:p text:style-name="P13">workers' compensation database so that such data can be automatically linked or reconciled</text:p>
                </text:list-item>
                <text:list-item>
                  <text:p text:style-name="P13">discriminatory actions are likely to be kept confidential and will often have only minimal information entered</text:p>
                </text:list-item>
              </text:list>
            </text:list-item>
            <text:list-item>
              <text:p text:style-name="P13">Clients, Products, and Business Practices</text:p>
              <text:list>
                <text:list-item>
                  <text:p text:style-name="P13">regulators are now asking for legal reserves to be captured along with realized losses</text:p>
                </text:list-item>
                <text:list-item>
                  <text:p text:style-name="P13">subcategories</text:p>
                  <text:list>
                    <text:list-item>
                      <text:p text:style-name="P13">Suitability, Disclosure, and Fiduciary</text:p>
                    </text:list-item>
                    <text:list-item>
                      <text:p text:style-name="P13">Improper Business or Market Practices</text:p>
                    </text:list-item>
                    <text:list-item>
                      <text:p text:style-name="P13">Product Flaws</text:p>
                    </text:list-item>
                    <text:list-item>
                      <text:p text:style-name="P13">Selection, Sponsorship, and Exposure</text:p>
                    </text:list-item>
                    <text:list-item>
                      <text:p text:style-name="P13">Advisory Activities</text:p>
                    </text:list-item>
                  </text:list>
                </text:list-item>
              </text:list>
            </text:list-item>
            <text:list-item>
              <text:p text:style-name="P13">Damage to Physical Assets</text:p>
              <text:list>
                <text:list-item>
                  <text:p text:style-name="P13">subcategory</text:p>
                  <text:list>
                    <text:list-item>
                      <text:p text:style-name="P13">Disasters and Other Events</text:p>
                    </text:list-item>
                  </text:list>
                </text:list-item>
                <text:list-item>
                  <text:p text:style-name="P15"><text:span text:style-name="T8">events in this category should be covered, at least in part, by insurance</text:span></text:p>
                </text:list-item>
                <text:list-item>
                  <text:p text:style-name="P15"><text:soft-page-break/>original loss should still be captured and regulators allow only a small amount of insurance recovery to be considered</text:p>
                </text:list-item>
              </text:list>
            </text:list-item>
            <text:list-item>
              <text:p text:style-name="P15">Business Disruption and System Failures</text:p>
              <text:list>
                <text:list-item>
                  <text:p text:style-name="P13">subcategory</text:p>
                  <text:list>
                    <text:list-item>
                      <text:p text:style-name="P13">systems</text:p>
                    </text:list-item>
                  </text:list>
                </text:list-item>
                <text:list-item>
                  <text:p text:style-name="P13">often best measured in lost opportunities, rather than in direct losses</text:p>
                </text:list-item>
                <text:list-item>
                  <text:p text:style-name="P13">need to be assigned to a particular business line, but the impact may be firm-wide</text:p>
                </text:list-item>
              </text:list>
            </text:list-item>
            <text:list-item>
              <text:p text:style-name="P13">Execution, Delivery, and Process Management</text:p>
              <text:list>
                <text:list-item>
                  <text:p text:style-name="P13">includes a <text:span text:style-name="T9">majority of operational risk events</text:span></text:p>
                </text:list-item>
                <text:list-item>
                  <text:p text:style-name="P13"><text:span text:style-name="T9">many of the events may be small, and so the severity might be relatively low compared to other categories</text:span></text:p>
                </text:list-item>
                <text:list-item>
                  <text:p text:style-name="P17"><text:span text:style-name="T9">many support functions are designed to manage controls to prevent these types of errors</text:span></text:p>
                </text:list-item>
                <text:list-item>
                  <text:p text:style-name="P14"><text:span text:style-name="T9">subcategories</text:span></text:p>
                  <text:list>
                    <text:list-item>
                      <text:p text:style-name="P14"><text:span text:style-name="T9">Transaction Capture, Execution, and Maintenance</text:span></text:p>
                    </text:list-item>
                    <text:list-item>
                      <text:p text:style-name="P14"><text:span text:style-name="T9">Monitoring and Reporting</text:span></text:p>
                    </text:list-item>
                    <text:list-item>
                      <text:p text:style-name="P14"><text:span text:style-name="T9">Customer Intake and Documentation</text:span></text:p>
                    </text:list-item>
                    <text:list-item>
                      <text:p text:style-name="P14"><text:span text:style-name="T9">Customer/Client Account Management</text:span></text:p>
                    </text:list-item>
                    <text:list-item>
                      <text:p text:style-name="P14"><text:span text:style-name="T9">Trade Counterparties</text:span></text:p>
                    </text:list-item>
                    <text:list-item>
                      <text:p text:style-name="P14"><text:span text:style-name="T9">Vendors and Suppliers</text:span></text:p>
                    </text:list-item>
                  </text:list>
                </text:list-item>
              </text:list>
            </text:list-item>
          </text:list>
        </text:list-item>
        <text:list-item>
          <text:p text:style-name="P14"><text:span text:style-name="T9">Minimum Loss Data Standards</text:span></text:p>
          <text:list>
            <text:list-item>
              <text:p text:style-name="P14"><text:span text:style-name="T9">Comprehensive</text:span></text:p>
              <text:list>
                <text:list-item>
                  <text:p text:style-name="P19">capture all material activities and exposures from all appropriate subsystems and geographic locations</text:p>
                </text:list-item>
                <text:list-item>
                  <text:p text:style-name="P19">important that the operational risk department regularly reviews the business structure of the firm to ensure that changes are reflected in the coverage of the loss data program</text:p>
                </text:list-item>
              </text:list>
            </text:list-item>
            <text:list-item>
              <text:p text:style-name="P14"><text:span text:style-name="T9">Threshold</text:span></text:p>
              <text:list>
                <text:list-item>
                  <text:p text:style-name="P16"><text:span text:style-name="T10">may have varying reporting thresholds for different departments, but there must also be a minimum corporate threshold</text:span></text:p>
                </text:list-item>
                <text:list-item>
                  <text:p text:style-name="P16"><text:span text:style-name="T10">include all material losses that are above the minimum gross loss threshold</text:span></text:p>
                  <text:list>
                    <text:list-item>
                      <text:p text:style-name="P17"><text:span text:style-name="T9">$10,000 or $100,000 or $0, etc</text:span></text:p>
                    </text:list-item>
                    <text:list-item>
                      <text:p text:style-name="P17"><text:span text:style-name="T9">a zero threshold will set a high reporting burden on the firm</text:span></text:p>
                      <text:list>
                        <text:list-item>
                          <text:p text:style-name="P17"><text:span text:style-name="T9">possible to have a higher threshold for full details to be mandatory</text:span></text:p>
                        </text:list-item>
                      </text:list>
                    </text:list-item>
                  </text:list>
                </text:list-item>
              </text:list>
            </text:list-item>
            <text:list-item>
              <text:p text:style-name="P14"><text:span text:style-name="T9">Amount</text:span></text:p>
              <text:list>
                <text:list-item>
                  <text:p text:style-name="P14"><text:span text:style-name="T9">may be some confusion over the exact amount lost</text:span></text:p>
                </text:list-item>
                <text:list-item>
                  <text:p text:style-name="P14"><text:span text:style-name="T10">b</text:span><text:span text:style-name="T9">oth the gross and net amounts should be captured</text:span></text:p>
                </text:list-item>
                <text:list-item>
                  <text:p text:style-name="P14"><text:span text:style-name="T9">ways to measure the gross loss amount</text:span></text:p>
                  <text:list>
                    <text:list-item>
                      <text:p text:style-name="P14"><text:span text:style-name="T9">Mark-to-market</text:span></text:p>
                    </text:list-item>
                    <text:list-item>
                      <text:p text:style-name="P14"><text:span text:style-name="T9">Replacement cost</text:span></text:p>
                    </text:list-item>
                  </text:list>
                </text:list-item>
                <text:list-item>
                  <text:p text:style-name="P14"><text:span text:style-name="T9">specific items should be included in gross loss computation</text:span></text:p>
                  <text:list>
                    <text:list-item>
                      <text:p text:style-name="P14"><text:span text:style-name="T9">Direct charges</text:span></text:p>
                    </text:list-item>
                    <text:list-item>
                      <text:p text:style-name="P14"><text:span text:style-name="T9">Costs incurred as a consequence of the event that should include external expenses with a direct link to the operational risk event</text:span></text:p>
                    </text:list-item>
                    <text:list-item>
                      <text:p text:style-name="P14"><text:span text:style-name="T10">C</text:span><text:span text:style-name="T9">osts of repair or replacement, to restore the position that was prevailing before the operational risk event.</text:span></text:p>
                    </text:list-item>
                    <text:list-item>
                      <text:p text:style-name="P14"><text:span text:style-name="T9">Provisions (“reserves”)</text:span></text:p>
                    </text:list-item>
                    <text:list-item>
                      <text:p text:style-name="P14"><text:span text:style-name="T9">Pending losses</text:span></text:p>
                    </text:list-item>
                  </text:list>
                </text:list-item>
                <text:list-item>
                  <text:p text:style-name="P14"><text:span text:style-name="T9">specific items should be excluded from the gross loss computation</text:span></text:p>
                  <text:list>
                    <text:list-item>
                      <text:p text:style-name="P14"><text:span text:style-name="T9">Costs of general maintenance contracts on property, plant or equipment</text:span></text:p>
                    </text:list-item>
                    <text:list-item>
                      <text:p text:style-name="P14"><text:soft-page-break/><text:span text:style-name="T9">Internal or external expenditures to enhance the business after the operational risk event: upgrades, improvements, risk assessment initiatives and enhancements</text:span></text:p>
                    </text:list-item>
                    <text:list-item>
                      <text:p text:style-name="P14"><text:span text:style-name="T9">Insurance premiums</text:span></text:p>
                    </text:list-item>
                  </text:list>
                </text:list-item>
              </text:list>
            </text:list-item>
            <text:list-item>
              <text:p text:style-name="P14"><text:span text:style-name="T9">Indirect Costs</text:span></text:p>
              <text:list>
                <text:list-item>
                  <text:p text:style-name="P17"><text:span text:style-name="T9">such as legal fees, or the costs to fix the control failure that caused the loss</text:span></text:p>
                </text:list-item>
              </text:list>
            </text:list-item>
            <text:list-item>
              <text:p text:style-name="P14"><text:span text:style-name="T9">Gains, Near-Misses, and Opportunity Costs</text:span></text:p>
              <text:list>
                <text:list-item>
                  <text:p text:style-name="P14"><text:span text:style-name="T9">Near-miss events</text:span></text:p>
                  <text:list>
                    <text:list-item>
                      <text:p text:style-name="P14"><text:span text:style-name="T9">operational risk events that do not lead to a loss</text:span></text:p>
                    </text:list-item>
                  </text:list>
                </text:list-item>
                <text:list-item>
                  <text:p text:style-name="P14"><text:span text:style-name="T9">Operational risk gain events</text:span></text:p>
                  <text:list>
                    <text:list-item>
                      <text:p text:style-name="P14"><text:span text:style-name="T9">operational risk events that generate a gain.</text:span></text:p>
                    </text:list-item>
                  </text:list>
                </text:list-item>
                <text:list-item>
                  <text:p text:style-name="P14"><text:span text:style-name="T9">Opportunity costs/lost revenues</text:span></text:p>
                  <text:list>
                    <text:list-item>
                      <text:p text:style-name="P14"><text:span text:style-name="T9">operational risk events that prevent undetermined future business from being conducted</text:span></text:p>
                    </text:list-item>
                  </text:list>
                </text:list-item>
              </text:list>
            </text:list-item>
            <text:list-item>
              <text:p text:style-name="P14"><text:span text:style-name="T9">Accounting Adjustments or Timing Events</text:span></text:p>
              <text:list>
                <text:list-item>
                  <text:p text:style-name="P20"><text:span text:style-name="T9">accounting and regulatory requirements may different</text:span></text:p>
                </text:list-item>
                <text:list-item>
                  <text:p text:style-name="P20"><text:span text:style-name="T9">Timing losses</text:span></text:p>
                  <text:list>
                    <text:list-item>
                      <text:p text:style-name="P20"><text:span text:style-name="T9">the negative economic impacts booked in an accounting period, due to operational risk events impacting the cash flows or financial statements of previous accounting periods</text:span></text:p>
                    </text:list-item>
                  </text:list>
                </text:list-item>
              </text:list>
            </text:list-item>
            <text:list-item>
              <text:p text:style-name="P14"><text:span text:style-name="T9">Recoveries</text:span></text:p>
              <text:list>
                <text:list-item>
                  <text:p text:style-name="P20"><text:span text:style-name="T9">some losses (even if fully recovered) should be recorded as a gross loss and separate recovery</text:span></text:p>
                </text:list-item>
                <text:list-item>
                  <text:p text:style-name="P20"><text:span text:style-name="T9">if the recovery is rapid, then the event can be considered a near-miss rather than a loss event</text:span></text:p>
                </text:list-item>
              </text:list>
            </text:list-item>
            <text:list-item>
              <text:p text:style-name="P17"><text:span text:style-name="T9">Date</text:span></text:p>
              <text:list>
                <text:list-item>
                  <text:p text:style-name="P17"><text:span text:style-name="T9">can be a difficult piece of data to nail down</text:span></text:p>
                </text:list-item>
                <text:list-item>
                  <text:p text:style-name="P17"><text:span text:style-name="T9">date requirements must therefore be clearly defined in the loss data policy or standards</text:span></text:p>
                </text:list-item>
              </text:list>
            </text:list-item>
            <text:list-item>
              <text:p text:style-name="P17"><text:span text:style-name="T9">Description and Causes</text:span></text:p>
              <text:list>
                <text:list-item>
                  <text:p text:style-name="P17"><text:span text:style-name="T9">information about the drivers or causes of the loss event</text:span></text:p>
                </text:list-item>
                <text:list-item>
                  <text:p text:style-name="P17"><text:span text:style-name="T9">sensitive information about the event</text:span></text:p>
                </text:list-item>
                <text:list-item>
                  <text:p text:style-name="P17"><text:span text:style-name="T9">loss data standards may include a list of possible causes to select from</text:span></text:p>
                </text:list-item>
                <text:list-item>
                  <text:p text:style-name="P17"><text:span text:style-name="T9">care must be taken in providing clear guidelines on what should (and should not) be included in a description</text:span></text:p>
                </text:list-item>
                <text:list-item>
                  <text:p text:style-name="P17"><text:span text:style-name="T9">training must be provided on these guidelines</text:span></text:p>
                </text:list-item>
              </text:list>
            </text:list-item>
          </text:list>
        </text:list-item>
        <text:list-item>
          <text:p text:style-name="P17"><text:span text:style-name="T9">Allocation to Business Line/</text:span><text:span text:style-name="T11">Central Function</text:span></text:p>
          <text:list>
            <text:list-item>
              <text:p text:style-name="P17"><text:span text:style-name="T11">it must be determined which front office area suffered the loss</text:span></text:p>
            </text:list-item>
            <text:list-item>
              <text:p text:style-name="P17"><text:span text:style-name="T11">must be documented criteria, &amp; helpful to have clear, objective criteria</text:span></text:p>
            </text:list-item>
            <text:list-item>
              <text:p text:style-name="P17"><text:span text:style-name="T11">often helpful to specify in the loss data criteria that all departments that are involved in the event must be identified as the event is entered</text:span></text:p>
              <text:list>
                <text:list-item>
                  <text:p text:style-name="P17"><text:span text:style-name="T11">helps to ensure good communication around the event</text:span></text:p>
                </text:list-item>
              </text:list>
            </text:list-item>
          </text:list>
        </text:list-item>
        <text:list-item>
          <text:p text:style-name="P17"><text:span text:style-name="T11">Boundary Events</text:span></text:p>
          <text:list>
            <text:list-item>
              <text:p text:style-name="P18"><text:span text:style-name="T11">credit risk/operational risk boundary events</text:span></text:p>
              <text:list>
                <text:list-item>
                  <text:p text:style-name="P18"><text:span text:style-name="T11">captured in credit risk capital calculations</text:span></text:p>
                </text:list-item>
                <text:list-item>
                  <text:p text:style-name="P18"><text:span text:style-name="T11">can be excluded from any operational risk capital calculations</text:span></text:p>
                </text:list-item>
              </text:list>
            </text:list-item>
            <text:list-item>
              <text:p text:style-name="P18"><text:span text:style-name="T11">market risk/operational risk boundary events</text:span></text:p>
              <text:list>
                <text:list-item>
                  <text:p text:style-name="P18"><text:span text:style-name="T11">not captured in market risk capital calculations</text:span></text:p>
                </text:list-item>
                <text:list-item>
                  <text:p text:style-name="P18"><text:span text:style-name="T11">should be included in operational risk capital calculations</text:span></text:p>
                </text:list-item>
              </text:list>
            </text:list-item>
          </text:list>
        </text:list-item>
        <text:list-item>
          <text:p text:style-name="P18"><text:span text:style-name="T11">Action Items</text:span></text:p>
          <text:list>
            <text:list-item>
              <text:p text:style-name="P20"><text:span text:style-name="T9">should be identified mitigating actions to ensure</text:span></text:p>
              <text:list>
                <text:list-item>
                  <text:p text:style-name="P20"><text:soft-page-break/><text:span text:style-name="T9">the recovery of the moneys</text:span></text:p>
                </text:list-item>
                <text:list-item>
                  <text:p text:style-name="P20"><text:span text:style-name="T9">the prevention of future similar events</text:span></text:p>
                </text:list-item>
              </text:list>
            </text:list-item>
            <text:list-item>
              <text:p text:style-name="P20"><text:span text:style-name="T9">should include an owner and due date for each task, and should be tracked to completion</text:span></text:p>
            </text:list-item>
          </text:list>
        </text:list-item>
        <text:list-item>
          <text:p text:style-name="P20"><text:span text:style-name="T9">Nonfinancial Impacts</text:span></text:p>
          <text:list>
            <text:list-item>
              <text:p text:style-name="P20"><text:span text:style-name="T9">e.g. reputational risks</text:span></text:p>
            </text:list-item>
            <text:list-item>
              <text:p text:style-name="P20"><text:span text:style-name="T9">may be difficult to put a value on impacts</text:span></text:p>
            </text:list-item>
            <text:list-item>
              <text:p text:style-name="P20"><text:span text:style-name="T9">might include a field for a qualitative or free prose assessment of any reputational impact</text:span></text:p>
            </text:list-item>
          </text:list>
        </text:list-item>
      </text:list>
      <text:p text:style-name="P21"><text:span text:style-name="T9"/></text:p>
      <text:p text:style-name="P21"><text:span text:style-name="T9">Where Should Operational Risk Event Data Be Collected?</text:span></text:p>
      <text:list xml:id="list3035492055" text:style-name="L9">
        <text:list-item>
          <text:p text:style-name="P22"><text:span text:style-name="T9">most firms have implemented robust technology systems to manage their operational risk</text:span></text:p>
          <text:list>
            <text:list-item>
              <text:p text:style-name="P22"><text:span text:style-name="T9">allows them to effectively manage the multiple data standards and complex workflow requirements of the program</text:span></text:p>
            </text:list-item>
          </text:list>
        </text:list-item>
        <text:list-item>
          <text:p text:style-name="P22"><text:span text:style-name="T9">in the past five years, off-the-shelf solutions have proliferated and improved</text:span></text:p>
        </text:list-item>
        <text:list-item>
          <text:p text:style-name="P22"><text:span text:style-name="T9">implementation of a new operational risk event database should certainly be preceded by an assessment of the advantages and disadvantages of building in-house versus purchasing a system readymade</text:span></text:p>
        </text:list-item>
        <text:list-item>
          <text:p text:style-name="P22"><text:span text:style-name="T9">sometimes stand-alone elements in an operational risk framework, and sometimes they are integrated into the other elements of the program—sharing data with RCSA systems, KRI systems, scenario analysis, and capital calculation systems</text:span></text:p>
        </text:list-item>
      </text:list>
      <text:p text:style-name="P21"><text:span text:style-name="T9"/></text:p>
      <text:p text:style-name="P21"><text:span text:style-name="T9">When Should Operational Risk Event Data Be Collected?</text:span></text:p>
      <text:list xml:id="list708716704" text:style-name="L10">
        <text:list-item>
          <text:p text:style-name="P23"><text:span text:style-name="T9">most effective when there is prompt and accurate reporting of events and tracking of remediation activities</text:span></text:p>
        </text:list-item>
        <text:list-item>
          <text:p text:style-name="P24"><text:span text:style-name="T9">many firms require timely reporting of an event and timely maintenance of the event record to reflect new or more accurate information</text:span></text:p>
        </text:list-item>
        <text:list-item>
          <text:p text:style-name="P24"><text:span text:style-name="T9">final sign-off on an event might occur much later, once all parties are comfortable that the record is accurate</text:span></text:p>
        </text:list-item>
      </text:list>
      <text:p text:style-name="P25"><text:span text:style-name="T9"/></text:p>
      <text:p text:style-name="P25"><text:span text:style-name="T9">How Should Operational Risk Event Data Be Collected?</text:span></text:p>
      <text:list xml:id="list1649548966" text:style-name="L11">
        <text:list-item>
          <text:p text:style-name="P26"><text:span text:style-name="T9">will depend on each firm's policies and procedures regarding who, what, where, and when data is collected</text:span></text:p>
        </text:list-item>
        <text:list-item>
          <text:p text:style-name="P26"><text:span text:style-name="T9">progress of the event from the identification to reporting and the role of the corporate operational risk function (CORF)</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10-31T21:55:04.224138504</dc:date>
    <meta:editing-duration>PT34M25S</meta:editing-duration>
    <meta:editing-cycles>13</meta:editing-cycles>
    <meta:generator>LibreOffice/6.4.7.2$Linux_X86_64 LibreOffice_project/40$Build-2</meta:generator>
    <meta:document-statistic meta:table-count="0" meta:image-count="0" meta:object-count="0" meta:page-count="5" meta:paragraph-count="176" meta:word-count="1822" meta:character-count="10765" meta:non-whitespace-character-count="9284"/>
  </office:meta>
</office:document-meta>
</file>